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4-04-03 18:4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96992" calcext:value-type="float">
            <text:p>30.79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3-01-12 22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05096" calcext:value-type="float">
            <text:p>30.105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3-0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08144" calcext:value-type="float">
            <text:p>30.108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3-0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95952" calcext:value-type="float">
            <text:p>30.095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3-0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92904" calcext:value-type="float">
            <text:p>30.092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3-0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77664" calcext:value-type="float">
            <text:p>30.077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3-0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5328" calcext:value-type="float">
            <text:p>30.05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3-0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28896" calcext:value-type="float">
            <text:p>30.02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3-0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7708" calcext:value-type="float">
            <text:p>29.977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3-0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704" calcext:value-type="float">
            <text:p>29.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3-0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33824" calcext:value-type="float">
            <text:p>29.833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3-0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36872" calcext:value-type="float">
            <text:p>29.836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3-0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30776" calcext:value-type="float">
            <text:p>29.830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2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42968" calcext:value-type="float">
            <text:p>29.842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2-12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58208" calcext:value-type="float">
            <text:p>29.858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2-1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64304" calcext:value-type="float">
            <text:p>29.864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2-1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73448" calcext:value-type="float">
            <text:p>29.873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2-1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82592" calcext:value-type="float">
            <text:p>29.882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2-1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03928" calcext:value-type="float">
            <text:p>29.903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2-1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40504" calcext:value-type="float">
            <text:p>29.940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2-1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89272" calcext:value-type="float">
            <text:p>29.989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2-1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80712" calcext:value-type="float">
            <text:p>30.080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2-1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35576" calcext:value-type="float">
            <text:p>30.135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2-1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2948" calcext:value-type="float">
            <text:p>30.129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2-1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32528" calcext:value-type="float">
            <text:p>30.132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2-1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38624" calcext:value-type="float">
            <text:p>30.138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2-1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1424" calcext:value-type="float">
            <text:p>30.11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2-1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99" calcext:value-type="float">
            <text:p>30.09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2-1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95952" calcext:value-type="float">
            <text:p>30.095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2-1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92904" calcext:value-type="float">
            <text:p>30.092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2-1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95952" calcext:value-type="float">
            <text:p>30.095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2-1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99" calcext:value-type="float">
            <text:p>30.09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2-1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86808" calcext:value-type="float">
            <text:p>30.086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2-1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71568" calcext:value-type="float">
            <text:p>30.071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2-1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74616" calcext:value-type="float">
            <text:p>30.074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2-1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6852" calcext:value-type="float">
            <text:p>30.068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2-1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6852" calcext:value-type="float">
            <text:p>30.068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2-1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65472" calcext:value-type="float">
            <text:p>30.065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2-1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41088" calcext:value-type="float">
            <text:p>30.041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2-1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25848" calcext:value-type="float">
            <text:p>30.025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2-1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28896" calcext:value-type="float">
            <text:p>30.02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2-1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41088" calcext:value-type="float">
            <text:p>30.041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2-1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44136" calcext:value-type="float">
            <text:p>30.044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2-1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228" calcext:value-type="float">
            <text:p>30.02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2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98416" calcext:value-type="float">
            <text:p>29.998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2-1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25264" calcext:value-type="float">
            <text:p>29.925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2-1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67352" calcext:value-type="float">
            <text:p>29.867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2-1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79544" calcext:value-type="float">
            <text:p>29.879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2-1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704" calcext:value-type="float">
            <text:p>29.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2-1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73448" calcext:value-type="float">
            <text:p>29.873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2-1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79544" calcext:value-type="float">
            <text:p>29.879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2-1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64304" calcext:value-type="float">
            <text:p>29.864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2-1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67352" calcext:value-type="float">
            <text:p>29.867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2-1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73448" calcext:value-type="float">
            <text:p>29.873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2-1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79544" calcext:value-type="float">
            <text:p>29.879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2-1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73448" calcext:value-type="float">
            <text:p>29.873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2-1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46016" calcext:value-type="float">
            <text:p>29.846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2-1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42968" calcext:value-type="float">
            <text:p>29.842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2-1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58208" calcext:value-type="float">
            <text:p>29.858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2-1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61256" calcext:value-type="float">
            <text:p>29.861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2-1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704" calcext:value-type="float">
            <text:p>29.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2-1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73448" calcext:value-type="float">
            <text:p>29.873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2-1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76496" calcext:value-type="float">
            <text:p>29.876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2-1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82592" calcext:value-type="float">
            <text:p>29.882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2-1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8564" calcext:value-type="float">
            <text:p>29.885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2-1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97832" calcext:value-type="float">
            <text:p>29.897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2-1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94784" calcext:value-type="float">
            <text:p>29.894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2-1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03928" calcext:value-type="float">
            <text:p>29.903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2-1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10024" calcext:value-type="float">
            <text:p>29.910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2-1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3136" calcext:value-type="float">
            <text:p>29.93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2-1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3804" calcext:value-type="float">
            <text:p>30.038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2-1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8376" calcext:value-type="float">
            <text:p>30.08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2-1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89856" calcext:value-type="float">
            <text:p>30.089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2-1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86808" calcext:value-type="float">
            <text:p>30.086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2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8376" calcext:value-type="float">
            <text:p>30.08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2-10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92904" calcext:value-type="float">
            <text:p>30.092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2-10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99" calcext:value-type="float">
            <text:p>30.09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2-10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08144" calcext:value-type="float">
            <text:p>30.108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2-10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02048" calcext:value-type="float">
            <text:p>30.102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2-10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86808" calcext:value-type="float">
            <text:p>30.086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2-10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92904" calcext:value-type="float">
            <text:p>30.092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2-10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1424" calcext:value-type="float">
            <text:p>30.11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2-10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05096" calcext:value-type="float">
            <text:p>30.105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2-10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89856" calcext:value-type="float">
            <text:p>30.089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2-10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95952" calcext:value-type="float">
            <text:p>30.095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2-10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02048" calcext:value-type="float">
            <text:p>30.102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2-10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17288" calcext:value-type="float">
            <text:p>30.117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2-10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20336" calcext:value-type="float">
            <text:p>30.120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2-10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26432" calcext:value-type="float">
            <text:p>30.126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2-10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41672" calcext:value-type="float">
            <text:p>30.141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2-10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38624" calcext:value-type="float">
            <text:p>30.138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2-10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26432" calcext:value-type="float">
            <text:p>30.126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2-10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17288" calcext:value-type="float">
            <text:p>30.117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2-10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1424" calcext:value-type="float">
            <text:p>30.11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2-10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08144" calcext:value-type="float">
            <text:p>30.108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2-10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08144" calcext:value-type="float">
            <text:p>30.108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2-10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26432" calcext:value-type="float">
            <text:p>30.126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2-10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41672" calcext:value-type="float">
            <text:p>30.141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2-10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63008" calcext:value-type="float">
            <text:p>30.163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2-10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78248" calcext:value-type="float">
            <text:p>30.178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2-10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96536" calcext:value-type="float">
            <text:p>30.196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2-10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02632" calcext:value-type="float">
            <text:p>30.202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2-10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02632" calcext:value-type="float">
            <text:p>30.202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2-10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99584" calcext:value-type="float">
            <text:p>30.199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2-10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84344" calcext:value-type="float">
            <text:p>30.184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2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69104" calcext:value-type="float">
            <text:p>30.169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2-09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66056" calcext:value-type="float">
            <text:p>30.166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2-09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63008" calcext:value-type="float">
            <text:p>30.163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2-09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53864" calcext:value-type="float">
            <text:p>30.153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2-09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4472" calcext:value-type="float">
            <text:p>30.14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2-09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50816" calcext:value-type="float">
            <text:p>30.150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2-09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50816" calcext:value-type="float">
            <text:p>30.150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2-09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47768" calcext:value-type="float">
            <text:p>30.147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2-09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35576" calcext:value-type="float">
            <text:p>30.135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2-09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50232" calcext:value-type="float">
            <text:p>30.050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2-09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13656" calcext:value-type="float">
            <text:p>30.013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2-09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44136" calcext:value-type="float">
            <text:p>30.044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2-09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4472" calcext:value-type="float">
            <text:p>30.14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2-09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56912" calcext:value-type="float">
            <text:p>30.156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2-09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5996" calcext:value-type="float">
            <text:p>30.159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2-09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56912" calcext:value-type="float">
            <text:p>30.156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2-09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50816" calcext:value-type="float">
            <text:p>30.150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2-09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53864" calcext:value-type="float">
            <text:p>30.153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2-09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752" calcext:value-type="float">
            <text:p>30.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2-09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0568" calcext:value-type="float">
            <text:p>30.20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2-09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3616" calcext:value-type="float">
            <text:p>30.23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2-09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45304" calcext:value-type="float">
            <text:p>30.245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2-09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33112" calcext:value-type="float">
            <text:p>30.233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2-09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33112" calcext:value-type="float">
            <text:p>30.233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2-09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27016" calcext:value-type="float">
            <text:p>30.227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2-09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14824" calcext:value-type="float">
            <text:p>30.214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2-09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08728" calcext:value-type="float">
            <text:p>30.208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2-09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08728" calcext:value-type="float">
            <text:p>30.208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2-09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14824" calcext:value-type="float">
            <text:p>30.214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2-09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08728" calcext:value-type="float">
            <text:p>30.208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2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11776" calcext:value-type="float">
            <text:p>30.211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2-08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11776" calcext:value-type="float">
            <text:p>30.211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2-08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14824" calcext:value-type="float">
            <text:p>30.214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2-08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14824" calcext:value-type="float">
            <text:p>30.214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2-08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11776" calcext:value-type="float">
            <text:p>30.211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2-08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2092" calcext:value-type="float">
            <text:p>30.220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2-08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30064" calcext:value-type="float">
            <text:p>30.230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2-08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23968" calcext:value-type="float">
            <text:p>30.223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2-08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17872" calcext:value-type="float">
            <text:p>30.217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2-08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27016" calcext:value-type="float">
            <text:p>30.227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2-08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3616" calcext:value-type="float">
            <text:p>30.23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2-08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23968" calcext:value-type="float">
            <text:p>30.223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2-08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11776" calcext:value-type="float">
            <text:p>30.211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2-08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08728" calcext:value-type="float">
            <text:p>30.208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2-08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0568" calcext:value-type="float">
            <text:p>30.20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2-08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0568" calcext:value-type="float">
            <text:p>30.20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2-08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14824" calcext:value-type="float">
            <text:p>30.214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2-08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23968" calcext:value-type="float">
            <text:p>30.223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2-08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2092" calcext:value-type="float">
            <text:p>30.220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2-08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02632" calcext:value-type="float">
            <text:p>30.202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2-08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02632" calcext:value-type="float">
            <text:p>30.202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2-08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02632" calcext:value-type="float">
            <text:p>30.202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2-08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84344" calcext:value-type="float">
            <text:p>30.184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2-08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72152" calcext:value-type="float">
            <text:p>30.172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2-08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752" calcext:value-type="float">
            <text:p>30.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2-08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72152" calcext:value-type="float">
            <text:p>30.172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2-08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72152" calcext:value-type="float">
            <text:p>30.172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2-08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81296" calcext:value-type="float">
            <text:p>30.181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2-08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752" calcext:value-type="float">
            <text:p>30.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2-08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81296" calcext:value-type="float">
            <text:p>30.181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2-08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96536" calcext:value-type="float">
            <text:p>30.196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2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17872" calcext:value-type="float">
            <text:p>30.217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2-07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3616" calcext:value-type="float">
            <text:p>30.23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2-07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39208" calcext:value-type="float">
            <text:p>30.239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2-07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11776" calcext:value-type="float">
            <text:p>30.211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2-07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99584" calcext:value-type="float">
            <text:p>30.199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2-07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99584" calcext:value-type="float">
            <text:p>30.199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2-07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96536" calcext:value-type="float">
            <text:p>30.196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2-07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99584" calcext:value-type="float">
            <text:p>30.199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2-07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96536" calcext:value-type="float">
            <text:p>30.196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2-07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93488" calcext:value-type="float">
            <text:p>30.193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2-07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9044" calcext:value-type="float">
            <text:p>30.190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2-07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9044" calcext:value-type="float">
            <text:p>30.190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2-07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9044" calcext:value-type="float">
            <text:p>30.190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2-07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87392" calcext:value-type="float">
            <text:p>30.187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2-07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72152" calcext:value-type="float">
            <text:p>30.172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2-07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5996" calcext:value-type="float">
            <text:p>30.159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2-07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47768" calcext:value-type="float">
            <text:p>30.147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2-07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32528" calcext:value-type="float">
            <text:p>30.132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2-07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20336" calcext:value-type="float">
            <text:p>30.120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2-07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99" calcext:value-type="float">
            <text:p>30.09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2-07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3804" calcext:value-type="float">
            <text:p>30.038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2-07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95368" calcext:value-type="float">
            <text:p>29.995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2-07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228" calcext:value-type="float">
            <text:p>30.02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2-07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59376" calcext:value-type="float">
            <text:p>30.059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2-07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63008" calcext:value-type="float">
            <text:p>30.163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2-07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08728" calcext:value-type="float">
            <text:p>30.208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2-07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02632" calcext:value-type="float">
            <text:p>30.202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2-07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9044" calcext:value-type="float">
            <text:p>30.190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2-07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78248" calcext:value-type="float">
            <text:p>30.178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2-07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5996" calcext:value-type="float">
            <text:p>30.159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2-07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53864" calcext:value-type="float">
            <text:p>30.153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2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38624" calcext:value-type="float">
            <text:p>30.138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2-06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59376" calcext:value-type="float">
            <text:p>30.059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2-06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28896" calcext:value-type="float">
            <text:p>30.02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2-06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47184" calcext:value-type="float">
            <text:p>30.047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2-06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71568" calcext:value-type="float">
            <text:p>30.071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2-06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38624" calcext:value-type="float">
            <text:p>30.138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2-06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9044" calcext:value-type="float">
            <text:p>30.190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2-06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87392" calcext:value-type="float">
            <text:p>30.187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2-06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81296" calcext:value-type="float">
            <text:p>30.181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2-06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87392" calcext:value-type="float">
            <text:p>30.187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2-06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9044" calcext:value-type="float">
            <text:p>30.190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2-06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87392" calcext:value-type="float">
            <text:p>30.187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2-06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81296" calcext:value-type="float">
            <text:p>30.181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2-06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752" calcext:value-type="float">
            <text:p>30.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2-06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69104" calcext:value-type="float">
            <text:p>30.169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2-06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752" calcext:value-type="float">
            <text:p>30.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2-06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72152" calcext:value-type="float">
            <text:p>30.172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2-06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5996" calcext:value-type="float">
            <text:p>30.159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2-06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50816" calcext:value-type="float">
            <text:p>30.150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2-06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4472" calcext:value-type="float">
            <text:p>30.14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2-06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35576" calcext:value-type="float">
            <text:p>30.135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2-06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26432" calcext:value-type="float">
            <text:p>30.126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2-06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23384" calcext:value-type="float">
            <text:p>30.123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2-06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99" calcext:value-type="float">
            <text:p>30.09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2-06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0756" calcext:value-type="float">
            <text:p>30.007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2-06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70984" calcext:value-type="float">
            <text:p>29.97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2-06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9232" calcext:value-type="float">
            <text:p>29.99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2-06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0756" calcext:value-type="float">
            <text:p>30.007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2-06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99" calcext:value-type="float">
            <text:p>30.09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2-06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23384" calcext:value-type="float">
            <text:p>30.123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2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17288" calcext:value-type="float">
            <text:p>30.117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2-05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1424" calcext:value-type="float">
            <text:p>30.11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2-05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17288" calcext:value-type="float">
            <text:p>30.117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2-05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11192" calcext:value-type="float">
            <text:p>30.111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2-05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17288" calcext:value-type="float">
            <text:p>30.117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2-05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1424" calcext:value-type="float">
            <text:p>30.11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2-05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11192" calcext:value-type="float">
            <text:p>30.111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2-05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08144" calcext:value-type="float">
            <text:p>30.108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2-05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95952" calcext:value-type="float">
            <text:p>30.095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2-05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99" calcext:value-type="float">
            <text:p>30.09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2-05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08144" calcext:value-type="float">
            <text:p>30.108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2-05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95952" calcext:value-type="float">
            <text:p>30.095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2-05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86808" calcext:value-type="float">
            <text:p>30.086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2-05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8376" calcext:value-type="float">
            <text:p>30.08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2-05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71568" calcext:value-type="float">
            <text:p>30.071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2-05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65472" calcext:value-type="float">
            <text:p>30.065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2-05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65472" calcext:value-type="float">
            <text:p>30.065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2-05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6852" calcext:value-type="float">
            <text:p>30.068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2-05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62424" calcext:value-type="float">
            <text:p>30.062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2-05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5328" calcext:value-type="float">
            <text:p>30.05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2-05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50232" calcext:value-type="float">
            <text:p>30.050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2-05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41088" calcext:value-type="float">
            <text:p>30.041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2-05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19752" calcext:value-type="float">
            <text:p>30.01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2-05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13656" calcext:value-type="float">
            <text:p>30.013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2-05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10608" calcext:value-type="float">
            <text:p>30.010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2-05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13656" calcext:value-type="float">
            <text:p>30.013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2-05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0756" calcext:value-type="float">
            <text:p>30.007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2-05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83176" calcext:value-type="float">
            <text:p>29.983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2-05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466" calcext:value-type="float">
            <text:p>29.94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2-05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79544" calcext:value-type="float">
            <text:p>29.879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2-05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33824" calcext:value-type="float">
            <text:p>29.833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2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46016" calcext:value-type="float">
            <text:p>29.846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2-04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5516" calcext:value-type="float">
            <text:p>29.85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2-04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46016" calcext:value-type="float">
            <text:p>29.846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2-04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42968" calcext:value-type="float">
            <text:p>29.842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2-04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42968" calcext:value-type="float">
            <text:p>29.842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2-04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52112" calcext:value-type="float">
            <text:p>29.852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2-04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64304" calcext:value-type="float">
            <text:p>29.864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2-04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67352" calcext:value-type="float">
            <text:p>29.867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2-04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76496" calcext:value-type="float">
            <text:p>29.876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2-04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67352" calcext:value-type="float">
            <text:p>29.867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2-04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67352" calcext:value-type="float">
            <text:p>29.867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2-04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704" calcext:value-type="float">
            <text:p>29.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2-04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76496" calcext:value-type="float">
            <text:p>29.876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2-04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10024" calcext:value-type="float">
            <text:p>29.910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2-04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34408" calcext:value-type="float">
            <text:p>29.934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2-04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25264" calcext:value-type="float">
            <text:p>29.925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2-04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06976" calcext:value-type="float">
            <text:p>29.906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2-04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06976" calcext:value-type="float">
            <text:p>29.906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2-04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13072" calcext:value-type="float">
            <text:p>29.913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2-04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0088" calcext:value-type="float">
            <text:p>29.90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2-04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06976" calcext:value-type="float">
            <text:p>29.906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2-04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03928" calcext:value-type="float">
            <text:p>29.903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2-04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1612" calcext:value-type="float">
            <text:p>29.916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2-04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28312" calcext:value-type="float">
            <text:p>29.928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2-04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40504" calcext:value-type="float">
            <text:p>29.940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2-04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3136" calcext:value-type="float">
            <text:p>29.93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2-04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37456" calcext:value-type="float">
            <text:p>29.937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2-04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34408" calcext:value-type="float">
            <text:p>29.934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2-04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49648" calcext:value-type="float">
            <text:p>29.949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2-04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58792" calcext:value-type="float">
            <text:p>29.958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2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228" calcext:value-type="float">
            <text:p>30.02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2-03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95952" calcext:value-type="float">
            <text:p>30.095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2-03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89856" calcext:value-type="float">
            <text:p>30.089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2-03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80712" calcext:value-type="float">
            <text:p>30.080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2-03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77664" calcext:value-type="float">
            <text:p>30.077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2-03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6852" calcext:value-type="float">
            <text:p>30.068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2-03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59376" calcext:value-type="float">
            <text:p>30.059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2-03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47184" calcext:value-type="float">
            <text:p>30.047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2-03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41088" calcext:value-type="float">
            <text:p>30.041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2-03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3804" calcext:value-type="float">
            <text:p>30.038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2-03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3804" calcext:value-type="float">
            <text:p>30.038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2-03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31944" calcext:value-type="float">
            <text:p>30.031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2-03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19752" calcext:value-type="float">
            <text:p>30.01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2-03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228" calcext:value-type="float">
            <text:p>30.02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2-03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25848" calcext:value-type="float">
            <text:p>30.025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2-03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0756" calcext:value-type="float">
            <text:p>30.007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2-03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0756" calcext:value-type="float">
            <text:p>30.007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2-03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13656" calcext:value-type="float">
            <text:p>30.013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2-03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98416" calcext:value-type="float">
            <text:p>29.998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2-03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86224" calcext:value-type="float">
            <text:p>29.986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2-03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01464" calcext:value-type="float">
            <text:p>30.001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2-03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80128" calcext:value-type="float">
            <text:p>29.980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2-03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52696" calcext:value-type="float">
            <text:p>29.952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2-03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40504" calcext:value-type="float">
            <text:p>29.940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2-03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37456" calcext:value-type="float">
            <text:p>29.937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2-03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3136" calcext:value-type="float">
            <text:p>29.93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2-03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1612" calcext:value-type="float">
            <text:p>29.916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2-03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03928" calcext:value-type="float">
            <text:p>29.903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2-03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76496" calcext:value-type="float">
            <text:p>29.876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2-03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67352" calcext:value-type="float">
            <text:p>29.867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2-03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61256" calcext:value-type="float">
            <text:p>29.861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2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61256" calcext:value-type="float">
            <text:p>29.861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2-0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76496" calcext:value-type="float">
            <text:p>29.876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2-0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8564" calcext:value-type="float">
            <text:p>29.885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2-0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76496" calcext:value-type="float">
            <text:p>29.876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2-0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79544" calcext:value-type="float">
            <text:p>29.879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2-0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76496" calcext:value-type="float">
            <text:p>29.876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2-0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64304" calcext:value-type="float">
            <text:p>29.864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2-0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46016" calcext:value-type="float">
            <text:p>29.846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2-0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30776" calcext:value-type="float">
            <text:p>29.830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2-0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18584" calcext:value-type="float">
            <text:p>29.818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2-0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15536" calcext:value-type="float">
            <text:p>29.815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2-0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18584" calcext:value-type="float">
            <text:p>29.818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2-0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942" calcext:value-type="float">
            <text:p>29.79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2-0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60672" calcext:value-type="float">
            <text:p>29.76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2-0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6372" calcext:value-type="float">
            <text:p>29.763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2-0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72864" calcext:value-type="float">
            <text:p>29.772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2-0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72864" calcext:value-type="float">
            <text:p>29.772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2-0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54576" calcext:value-type="float">
            <text:p>29.754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2-0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4848" calcext:value-type="float">
            <text:p>29.74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2-0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21048" calcext:value-type="float">
            <text:p>29.721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2-0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08856" calcext:value-type="float">
            <text:p>29.708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2-0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18" calcext:value-type="float">
            <text:p>29.7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2-0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11904" calcext:value-type="float">
            <text:p>29.711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2-0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99712" calcext:value-type="float">
            <text:p>29.699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2-0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05808" calcext:value-type="float">
            <text:p>29.705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2-0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99712" calcext:value-type="float">
            <text:p>29.699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2-0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99712" calcext:value-type="float">
            <text:p>29.699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2-0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78376" calcext:value-type="float">
            <text:p>29.678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2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78376" calcext:value-type="float">
            <text:p>29.678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2-0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78376" calcext:value-type="float">
            <text:p>29.678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2-0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66184" calcext:value-type="float">
            <text:p>29.666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2-0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63136" calcext:value-type="float">
            <text:p>29.663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2-0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47896" calcext:value-type="float">
            <text:p>29.647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2-0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32656" calcext:value-type="float">
            <text:p>29.632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2-0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2656" calcext:value-type="float">
            <text:p>29.62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2-0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17416" calcext:value-type="float">
            <text:p>29.617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2-0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17416" calcext:value-type="float">
            <text:p>29.617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2-0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99128" calcext:value-type="float">
            <text:p>29.599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2-0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62552" calcext:value-type="float">
            <text:p>29.562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2-0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62552" calcext:value-type="float">
            <text:p>29.562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2-0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5036" calcext:value-type="float">
            <text:p>29.55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2-0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29024" calcext:value-type="float">
            <text:p>29.529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2-0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13784" calcext:value-type="float">
            <text:p>29.513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2-0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01592" calcext:value-type="float">
            <text:p>29.501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2-0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92448" calcext:value-type="float">
            <text:p>29.492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2-0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77208" calcext:value-type="float">
            <text:p>29.477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2-0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52824" calcext:value-type="float">
            <text:p>29.452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2-0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34536" calcext:value-type="float">
            <text:p>29.434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2-0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132" calcext:value-type="float">
            <text:p>29.4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2-0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9796" calcext:value-type="float">
            <text:p>29.397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2-0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91864" calcext:value-type="float">
            <text:p>29.391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2-0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70528" calcext:value-type="float">
            <text:p>29.370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2-0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33952" calcext:value-type="float">
            <text:p>29.333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2-0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12616" calcext:value-type="float">
            <text:p>29.312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2-0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88232" calcext:value-type="float">
            <text:p>29.288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2-0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54704" calcext:value-type="float">
            <text:p>29.254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2-0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51072" calcext:value-type="float">
            <text:p>29.151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2-0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35832" calcext:value-type="float">
            <text:p>29.135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2-0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6936" calcext:value-type="float">
            <text:p>29.16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1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41928" calcext:value-type="float">
            <text:p>29.141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1-12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51072" calcext:value-type="float">
            <text:p>29.151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1-1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60216" calcext:value-type="float">
            <text:p>29.160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1-1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5412" calcext:value-type="float">
            <text:p>29.154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1-1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57168" calcext:value-type="float">
            <text:p>29.157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1-1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72408" calcext:value-type="float">
            <text:p>29.172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1-1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846" calcext:value-type="float">
            <text:p>29.18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1-1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90696" calcext:value-type="float">
            <text:p>29.190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1-1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87648" calcext:value-type="float">
            <text:p>29.187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1-1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846" calcext:value-type="float">
            <text:p>29.18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1-1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93744" calcext:value-type="float">
            <text:p>29.193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1-1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02888" calcext:value-type="float">
            <text:p>29.202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1-1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9984" calcext:value-type="float">
            <text:p>29.19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1-1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05936" calcext:value-type="float">
            <text:p>29.205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1-12-17 1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18128" calcext:value-type="float">
            <text:p>29.218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1-1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12032" calcext:value-type="float">
            <text:p>29.212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1-1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42512" calcext:value-type="float">
            <text:p>29.242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1-1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42512" calcext:value-type="float">
            <text:p>29.242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1-1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4556" calcext:value-type="float">
            <text:p>29.245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1-1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36416" calcext:value-type="float">
            <text:p>29.236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1-1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39464" calcext:value-type="float">
            <text:p>29.23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1-1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608" calcext:value-type="float">
            <text:p>29.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1-1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51656" calcext:value-type="float">
            <text:p>29.251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1-1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63848" calcext:value-type="float">
            <text:p>29.263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1-1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608" calcext:value-type="float">
            <text:p>29.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1-1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54704" calcext:value-type="float">
            <text:p>29.254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1-1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608" calcext:value-type="float">
            <text:p>29.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1-1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72992" calcext:value-type="float">
            <text:p>29.272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1-1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72992" calcext:value-type="float">
            <text:p>29.272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1-1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82136" calcext:value-type="float">
            <text:p>29.282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1-1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00424" calcext:value-type="float">
            <text:p>29.300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1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0652" calcext:value-type="float">
            <text:p>29.306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1-1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12616" calcext:value-type="float">
            <text:p>29.312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1-1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27856" calcext:value-type="float">
            <text:p>29.327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1-1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30904" calcext:value-type="float">
            <text:p>29.330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1-1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2176" calcext:value-type="float">
            <text:p>29.32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1-1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43096" calcext:value-type="float">
            <text:p>29.34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1-1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64432" calcext:value-type="float">
            <text:p>29.364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1-1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76624" calcext:value-type="float">
            <text:p>29.376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1-1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5892" calcext:value-type="float">
            <text:p>29.45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1-1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41216" calcext:value-type="float">
            <text:p>29.541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1-1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3512" calcext:value-type="float">
            <text:p>29.53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1-1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16832" calcext:value-type="float">
            <text:p>29.516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1-1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10736" calcext:value-type="float">
            <text:p>29.51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1-1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98544" calcext:value-type="float">
            <text:p>29.49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1-1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83304" calcext:value-type="float">
            <text:p>29.483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1-1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83304" calcext:value-type="float">
            <text:p>29.483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1-1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894" calcext:value-type="float">
            <text:p>29.48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1-1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894" calcext:value-type="float">
            <text:p>29.48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1-1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83304" calcext:value-type="float">
            <text:p>29.483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1-1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7416" calcext:value-type="float">
            <text:p>29.47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1-1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61968" calcext:value-type="float">
            <text:p>29.461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1-1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61968" calcext:value-type="float">
            <text:p>29.461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1-1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55872" calcext:value-type="float">
            <text:p>29.455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1-1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5892" calcext:value-type="float">
            <text:p>29.45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1-1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68064" calcext:value-type="float">
            <text:p>29.468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1-1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71112" calcext:value-type="float">
            <text:p>29.47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1-1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65016" calcext:value-type="float">
            <text:p>29.465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1-1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65016" calcext:value-type="float">
            <text:p>29.465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1-1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65016" calcext:value-type="float">
            <text:p>29.465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1-1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77208" calcext:value-type="float">
            <text:p>29.477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1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80256" calcext:value-type="float">
            <text:p>29.48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1-10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80256" calcext:value-type="float">
            <text:p>29.48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1-10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71112" calcext:value-type="float">
            <text:p>29.47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1-10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68064" calcext:value-type="float">
            <text:p>29.468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1-10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77208" calcext:value-type="float">
            <text:p>29.477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1-10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894" calcext:value-type="float">
            <text:p>29.48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1-10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86352" calcext:value-type="float">
            <text:p>29.486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1-10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01592" calcext:value-type="float">
            <text:p>29.501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1-10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0464" calcext:value-type="float">
            <text:p>29.50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1-10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98544" calcext:value-type="float">
            <text:p>29.49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1-10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95496" calcext:value-type="float">
            <text:p>29.495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1-10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98544" calcext:value-type="float">
            <text:p>29.49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1-10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98544" calcext:value-type="float">
            <text:p>29.49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1-10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98544" calcext:value-type="float">
            <text:p>29.49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1-10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95496" calcext:value-type="float">
            <text:p>29.495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1-10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92448" calcext:value-type="float">
            <text:p>29.492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1-10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98544" calcext:value-type="float">
            <text:p>29.49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1-10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01592" calcext:value-type="float">
            <text:p>29.501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1-10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01592" calcext:value-type="float">
            <text:p>29.501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1-10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0464" calcext:value-type="float">
            <text:p>29.50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1-10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98544" calcext:value-type="float">
            <text:p>29.49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1-10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44264" calcext:value-type="float">
            <text:p>29.544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1-10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41216" calcext:value-type="float">
            <text:p>29.541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1-10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38168" calcext:value-type="float">
            <text:p>29.538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1-10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3512" calcext:value-type="float">
            <text:p>29.53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1-10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32072" calcext:value-type="float">
            <text:p>29.532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1-10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32072" calcext:value-type="float">
            <text:p>29.532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1-10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38168" calcext:value-type="float">
            <text:p>29.538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1-10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47312" calcext:value-type="float">
            <text:p>29.547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1-10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53408" calcext:value-type="float">
            <text:p>29.553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1-10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59504" calcext:value-type="float">
            <text:p>29.559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1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0464" calcext:value-type="float">
            <text:p>29.50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1-09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38168" calcext:value-type="float">
            <text:p>29.538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1-09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5036" calcext:value-type="float">
            <text:p>29.55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1-09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5036" calcext:value-type="float">
            <text:p>29.55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1-09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56456" calcext:value-type="float">
            <text:p>29.556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1-09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56456" calcext:value-type="float">
            <text:p>29.556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1-09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53408" calcext:value-type="float">
            <text:p>29.553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1-09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32072" calcext:value-type="float">
            <text:p>29.532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1-09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22928" calcext:value-type="float">
            <text:p>29.522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1-09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22928" calcext:value-type="float">
            <text:p>29.522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1-09-20 21:5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22928" calcext:value-type="float">
            <text:p>29.522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1-09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41216" calcext:value-type="float">
            <text:p>29.541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1-09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74744" calcext:value-type="float">
            <text:p>29.574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1-09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08272" calcext:value-type="float">
            <text:p>29.608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1-09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1132" calcext:value-type="float">
            <text:p>29.61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1-09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1132" calcext:value-type="float">
            <text:p>29.61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1-09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05224" calcext:value-type="float">
            <text:p>29.605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1-09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9608" calcext:value-type="float">
            <text:p>29.59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1-09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99128" calcext:value-type="float">
            <text:p>29.599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1-09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99128" calcext:value-type="float">
            <text:p>29.599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1-09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99128" calcext:value-type="float">
            <text:p>29.599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1-09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86936" calcext:value-type="float">
            <text:p>29.586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1-09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89984" calcext:value-type="float">
            <text:p>29.589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1-09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86936" calcext:value-type="float">
            <text:p>29.586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1-09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99128" calcext:value-type="float">
            <text:p>29.599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1-09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02176" calcext:value-type="float">
            <text:p>29.602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1-09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05224" calcext:value-type="float">
            <text:p>29.605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1-09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14368" calcext:value-type="float">
            <text:p>29.614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1-09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29608" calcext:value-type="float">
            <text:p>29.629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1-09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35704" calcext:value-type="float">
            <text:p>29.635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1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32656" calcext:value-type="float">
            <text:p>29.632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1-08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29608" calcext:value-type="float">
            <text:p>29.629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1-08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32656" calcext:value-type="float">
            <text:p>29.632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1-08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32656" calcext:value-type="float">
            <text:p>29.632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1-08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05224" calcext:value-type="float">
            <text:p>29.605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1-08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99128" calcext:value-type="float">
            <text:p>29.599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1-08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05224" calcext:value-type="float">
            <text:p>29.605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1-08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08272" calcext:value-type="float">
            <text:p>29.608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1-08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1132" calcext:value-type="float">
            <text:p>29.61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1-08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14368" calcext:value-type="float">
            <text:p>29.614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1-08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1132" calcext:value-type="float">
            <text:p>29.61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1-08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02176" calcext:value-type="float">
            <text:p>29.602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1-08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99128" calcext:value-type="float">
            <text:p>29.599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1-08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93032" calcext:value-type="float">
            <text:p>29.593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1-08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83888" calcext:value-type="float">
            <text:p>29.583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1-08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74744" calcext:value-type="float">
            <text:p>29.574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1-08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8084" calcext:value-type="float">
            <text:p>29.58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1-08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89984" calcext:value-type="float">
            <text:p>29.589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1-08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9608" calcext:value-type="float">
            <text:p>29.59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1-08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9608" calcext:value-type="float">
            <text:p>29.59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1-08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86936" calcext:value-type="float">
            <text:p>29.586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1-08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89984" calcext:value-type="float">
            <text:p>29.589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1-08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89984" calcext:value-type="float">
            <text:p>29.589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1-08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99128" calcext:value-type="float">
            <text:p>29.599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1-08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08272" calcext:value-type="float">
            <text:p>29.608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1-08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1132" calcext:value-type="float">
            <text:p>29.61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1-08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08272" calcext:value-type="float">
            <text:p>29.608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1-08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02176" calcext:value-type="float">
            <text:p>29.602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1-08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9608" calcext:value-type="float">
            <text:p>29.59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1-08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89984" calcext:value-type="float">
            <text:p>29.589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1-08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86936" calcext:value-type="float">
            <text:p>29.586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1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86936" calcext:value-type="float">
            <text:p>29.586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1-07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08272" calcext:value-type="float">
            <text:p>29.608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1-07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17416" calcext:value-type="float">
            <text:p>29.617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1-07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14368" calcext:value-type="float">
            <text:p>29.614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1-07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1132" calcext:value-type="float">
            <text:p>29.61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1-07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1132" calcext:value-type="float">
            <text:p>29.61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1-07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20464" calcext:value-type="float">
            <text:p>29.620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1-07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35704" calcext:value-type="float">
            <text:p>29.635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1-07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53992" calcext:value-type="float">
            <text:p>29.653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1-07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60088" calcext:value-type="float">
            <text:p>29.660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1-07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50944" calcext:value-type="float">
            <text:p>29.650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1-07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35704" calcext:value-type="float">
            <text:p>29.635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1-07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2656" calcext:value-type="float">
            <text:p>29.62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1-07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20464" calcext:value-type="float">
            <text:p>29.620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1-07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05224" calcext:value-type="float">
            <text:p>29.605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1-07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10736" calcext:value-type="float">
            <text:p>29.51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1-07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0464" calcext:value-type="float">
            <text:p>29.50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1-07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1132" calcext:value-type="float">
            <text:p>29.61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1-07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38752" calcext:value-type="float">
            <text:p>29.638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1-07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35704" calcext:value-type="float">
            <text:p>29.635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1-07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2656" calcext:value-type="float">
            <text:p>29.62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1-07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418" calcext:value-type="float">
            <text:p>29.64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1-07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38752" calcext:value-type="float">
            <text:p>29.638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1-07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29608" calcext:value-type="float">
            <text:p>29.629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1-07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17416" calcext:value-type="float">
            <text:p>29.617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1-07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14368" calcext:value-type="float">
            <text:p>29.614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1-07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20464" calcext:value-type="float">
            <text:p>29.620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1-07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2656" calcext:value-type="float">
            <text:p>29.62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1-07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2656" calcext:value-type="float">
            <text:p>29.62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1-07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20464" calcext:value-type="float">
            <text:p>29.620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1-07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14368" calcext:value-type="float">
            <text:p>29.614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1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17416" calcext:value-type="float">
            <text:p>29.617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1-06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05224" calcext:value-type="float">
            <text:p>29.605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1-06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99128" calcext:value-type="float">
            <text:p>29.599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1-06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08272" calcext:value-type="float">
            <text:p>29.608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1-06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1132" calcext:value-type="float">
            <text:p>29.61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1-06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14368" calcext:value-type="float">
            <text:p>29.614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1-06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14368" calcext:value-type="float">
            <text:p>29.614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1-06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02176" calcext:value-type="float">
            <text:p>29.602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1-06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93032" calcext:value-type="float">
            <text:p>29.593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1-06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99128" calcext:value-type="float">
            <text:p>29.599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1-06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02176" calcext:value-type="float">
            <text:p>29.602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1-06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99128" calcext:value-type="float">
            <text:p>29.599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1-06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86936" calcext:value-type="float">
            <text:p>29.586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1-06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83888" calcext:value-type="float">
            <text:p>29.583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1-06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83888" calcext:value-type="float">
            <text:p>29.583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1-06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71696" calcext:value-type="float">
            <text:p>29.571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1-06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68648" calcext:value-type="float">
            <text:p>29.568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1-06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68648" calcext:value-type="float">
            <text:p>29.568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1-06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68648" calcext:value-type="float">
            <text:p>29.568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1-06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68648" calcext:value-type="float">
            <text:p>29.568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1-06-10 20:4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77792" calcext:value-type="float">
            <text:p>29.577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1-06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77792" calcext:value-type="float">
            <text:p>29.577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1-06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77792" calcext:value-type="float">
            <text:p>29.577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1-06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71696" calcext:value-type="float">
            <text:p>29.571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1-06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71696" calcext:value-type="float">
            <text:p>29.571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1-06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56456" calcext:value-type="float">
            <text:p>29.556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1-06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3512" calcext:value-type="float">
            <text:p>29.53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1-06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25976" calcext:value-type="float">
            <text:p>29.525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1-06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29024" calcext:value-type="float">
            <text:p>29.529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1-06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1988" calcext:value-type="float">
            <text:p>29.51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1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01592" calcext:value-type="float">
            <text:p>29.501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1-05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86352" calcext:value-type="float">
            <text:p>29.486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1-05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83304" calcext:value-type="float">
            <text:p>29.483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1-05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86352" calcext:value-type="float">
            <text:p>29.486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1-05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98544" calcext:value-type="float">
            <text:p>29.49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1-05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0464" calcext:value-type="float">
            <text:p>29.50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1-05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01592" calcext:value-type="float">
            <text:p>29.501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1-05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98544" calcext:value-type="float">
            <text:p>29.49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1-05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10736" calcext:value-type="float">
            <text:p>29.51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1-05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1988" calcext:value-type="float">
            <text:p>29.51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1-05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10736" calcext:value-type="float">
            <text:p>29.51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1-05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77208" calcext:value-type="float">
            <text:p>29.477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1-05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65016" calcext:value-type="float">
            <text:p>29.465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1-05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68064" calcext:value-type="float">
            <text:p>29.468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1-05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7416" calcext:value-type="float">
            <text:p>29.47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1-05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83304" calcext:value-type="float">
            <text:p>29.483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1-05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80256" calcext:value-type="float">
            <text:p>29.48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1-05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83304" calcext:value-type="float">
            <text:p>29.483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1-05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86352" calcext:value-type="float">
            <text:p>29.486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1-05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92448" calcext:value-type="float">
            <text:p>29.492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1-05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95496" calcext:value-type="float">
            <text:p>29.495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1-05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01592" calcext:value-type="float">
            <text:p>29.501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1-05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95496" calcext:value-type="float">
            <text:p>29.495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1-05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98544" calcext:value-type="float">
            <text:p>29.49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1-05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98544" calcext:value-type="float">
            <text:p>29.49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1-05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07688" calcext:value-type="float">
            <text:p>29.507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1-05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98544" calcext:value-type="float">
            <text:p>29.49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1-05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0464" calcext:value-type="float">
            <text:p>29.50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1-05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13784" calcext:value-type="float">
            <text:p>29.513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1-05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07688" calcext:value-type="float">
            <text:p>29.507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1-05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22928" calcext:value-type="float">
            <text:p>29.522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1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38168" calcext:value-type="float">
            <text:p>29.538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1-04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5036" calcext:value-type="float">
            <text:p>29.55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1-04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47312" calcext:value-type="float">
            <text:p>29.547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1-04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47312" calcext:value-type="float">
            <text:p>29.547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1-04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5036" calcext:value-type="float">
            <text:p>29.55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1-04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53408" calcext:value-type="float">
            <text:p>29.553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1-04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5036" calcext:value-type="float">
            <text:p>29.55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1-04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41216" calcext:value-type="float">
            <text:p>29.541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1-04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38168" calcext:value-type="float">
            <text:p>29.538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1-04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41216" calcext:value-type="float">
            <text:p>29.541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1-04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44264" calcext:value-type="float">
            <text:p>29.544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1-04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5036" calcext:value-type="float">
            <text:p>29.55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1-04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62552" calcext:value-type="float">
            <text:p>29.562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1-04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656" calcext:value-type="float">
            <text:p>29.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1-04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56456" calcext:value-type="float">
            <text:p>29.556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1-04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56456" calcext:value-type="float">
            <text:p>29.556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1-04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59504" calcext:value-type="float">
            <text:p>29.559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1-04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62552" calcext:value-type="float">
            <text:p>29.562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1-04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53408" calcext:value-type="float">
            <text:p>29.553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1-04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38168" calcext:value-type="float">
            <text:p>29.538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1-04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29024" calcext:value-type="float">
            <text:p>29.529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1-04-09 16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3512" calcext:value-type="float">
            <text:p>29.53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0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82442" calcext:value-type="float">
            <text:p>28.6824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0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316416" calcext:value-type="float">
            <text:p>28.8316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0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701584516129" calcext:value-type="float">
            <text:p>28.97015845161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0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368270967742" calcext:value-type="float">
            <text:p>28.93682709677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0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16376" calcext:value-type="float">
            <text:p>28.916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0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821597419355" calcext:value-type="float">
            <text:p>28.882159741935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0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04032" calcext:value-type="float">
            <text:p>28.704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0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723705" calcext:value-type="float">
            <text:p>28.872370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0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673032" calcext:value-type="float">
            <text:p>28.8673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0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158903225806" calcext:value-type="float">
            <text:p>28.81589032258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0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419042758621" calcext:value-type="float">
            <text:p>28.741904275862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20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472789677419" calcext:value-type="float">
            <text:p>28.447278967741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19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94381" calcext:value-type="float">
            <text:p>28.1943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19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0642" calcext:value-type="float">
            <text:p>28.506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19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922064516129" calcext:value-type="float">
            <text:p>28.59220645161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19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062606451613" calcext:value-type="float">
            <text:p>28.706260645161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19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465847741936" calcext:value-type="float">
            <text:p>28.546584774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19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493437419355" calcext:value-type="float">
            <text:p>28.449343741935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19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197552" calcext:value-type="float">
            <text:p>28.419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19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7183175" calcext:value-type="float">
            <text:p>28.371831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19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578808" calcext:value-type="float">
            <text:p>28.357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19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7961725" calcext:value-type="float">
            <text:p>28.179617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19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05024" calcext:value-type="float">
            <text:p>28.00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19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286392258064" calcext:value-type="float">
            <text:p>27.7286392258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18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0508175" calcext:value-type="float">
            <text:p>27.705081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18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113744" calcext:value-type="float">
            <text:p>27.8113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18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020921290323" calcext:value-type="float">
            <text:p>27.702092129032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18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438614193548" calcext:value-type="float">
            <text:p>28.0438614193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18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972683870968" calcext:value-type="float">
            <text:p>27.7972683870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18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12822" calcext:value-type="float">
            <text:p>27.9128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18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30552" calcext:value-type="float">
            <text:p>27.530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18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31791483871" calcext:value-type="float">
            <text:p>27.63179148387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18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060369032258" calcext:value-type="float">
            <text:p>27.50603690322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18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192180645161" calcext:value-type="float">
            <text:p>27.419218064516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18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143945714286" calcext:value-type="float">
            <text:p>27.21439457142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18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3905625" calcext:value-type="float">
            <text:p>26.739056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17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032330322581" calcext:value-type="float">
            <text:p>26.70323303225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17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756136" calcext:value-type="float">
            <text:p>26.575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17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845576774194" calcext:value-type="float">
            <text:p>26.58455767741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17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052978064516" calcext:value-type="float">
            <text:p>26.7052978064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17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576054193548" calcext:value-type="float">
            <text:p>26.7576054193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17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219143225806" calcext:value-type="float">
            <text:p>26.72191432258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17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057953548387" calcext:value-type="float">
            <text:p>26.605795354838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17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185891612903" calcext:value-type="float">
            <text:p>26.418589161290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17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776712" calcext:value-type="float">
            <text:p>26.4776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17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589135" calcext:value-type="float">
            <text:p>26.358913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17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524931428571" calcext:value-type="float">
            <text:p>26.152493142857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17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457618064516" calcext:value-type="float">
            <text:p>25.8457618064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16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16179" calcext:value-type="float">
            <text:p>25.81617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16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752088" calcext:value-type="float">
            <text:p>25.7752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16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351489032258" calcext:value-type="float">
            <text:p>25.73514890322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16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699550967742" calcext:value-type="float">
            <text:p>25.76995509677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16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993535483871" calcext:value-type="float">
            <text:p>25.799353548387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16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87456516129" calcext:value-type="float">
            <text:p>25.7874565161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16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842768" calcext:value-type="float">
            <text:p>25.6842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16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2329775" calcext:value-type="float">
            <text:p>25.623297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16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23743483871" calcext:value-type="float">
            <text:p>25.72374348387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16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052647741935" calcext:value-type="float">
            <text:p>25.605264774193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16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55155862069" calcext:value-type="float">
            <text:p>25.35515586206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16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7237175" calcext:value-type="float">
            <text:p>25.072371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15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959597419355" calcext:value-type="float">
            <text:p>24.995959741935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15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580656" calcext:value-type="float">
            <text:p>24.8580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15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170126451613" calcext:value-type="float">
            <text:p>24.817012645161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15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62536" calcext:value-type="float">
            <text:p>24.862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15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477816774194" calcext:value-type="float">
            <text:p>24.94778167741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15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284121290323" calcext:value-type="float">
            <text:p>24.928412129032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15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955783225806" calcext:value-type="float">
            <text:p>24.79557832258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15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528139354839" calcext:value-type="float">
            <text:p>24.652813935483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15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025651612903" calcext:value-type="float">
            <text:p>24.702565161290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15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670766451613" calcext:value-type="float">
            <text:p>24.567076645161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15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376268571429" calcext:value-type="float">
            <text:p>24.33762685714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15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027974193548" calcext:value-type="float">
            <text:p>24.1027974193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14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7413925" calcext:value-type="float">
            <text:p>23.974139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14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786416" calcext:value-type="float">
            <text:p>23.8786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14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192350967742" calcext:value-type="float">
            <text:p>23.81923509677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14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706152" calcext:value-type="float">
            <text:p>23.870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14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26419" calcext:value-type="float">
            <text:p>23.92641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14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466611612903" calcext:value-type="float">
            <text:p>23.946661161290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14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134144" calcext:value-type="float">
            <text:p>23.8134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14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5657575" calcext:value-type="float">
            <text:p>23.656575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14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41812" calcext:value-type="float">
            <text:p>23.641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14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159099354839" calcext:value-type="float">
            <text:p>23.515909935483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14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364339310345" calcext:value-type="float">
            <text:p>23.336433931034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14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852570322581" calcext:value-type="float">
            <text:p>23.08525703225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13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506534193548" calcext:value-type="float">
            <text:p>22.9506534193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13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6762" calcext:value-type="float">
            <text:p>22.867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13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304305714286" calcext:value-type="float">
            <text:p>22.93043057142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13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623538064516" calcext:value-type="float">
            <text:p>22.9623538064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13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707696" calcext:value-type="float">
            <text:p>22.8707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13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363655" calcext:value-type="float">
            <text:p>22.736365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13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025855483871" calcext:value-type="float">
            <text:p>22.702585548387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13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4653225" calcext:value-type="float">
            <text:p>22.546532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13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874511428571" calcext:value-type="float">
            <text:p>22.387451142857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13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54240516129" calcext:value-type="float">
            <text:p>22.1542405161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12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765716363636" calcext:value-type="float">
            <text:p>22.0765716363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12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924376" calcext:value-type="float">
            <text:p>21.9924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12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247556129032" calcext:value-type="float">
            <text:p>21.924755612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12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688664" calcext:value-type="float">
            <text:p>21.9688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12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8646225" calcext:value-type="float">
            <text:p>21.986462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12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660451612903" calcext:value-type="float">
            <text:p>22.066045161290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12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879928" calcext:value-type="float">
            <text:p>21.8879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12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630885" calcext:value-type="float">
            <text:p>21.663088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12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75268" calcext:value-type="float">
            <text:p>21.5752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12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56007741935" calcext:value-type="float">
            <text:p>21.435600774193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12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164928" calcext:value-type="float">
            <text:p>21.3164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12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497829677419" calcext:value-type="float">
            <text:p>21.049782967741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11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5452375" calcext:value-type="float">
            <text:p>20.954523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11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002376" calcext:value-type="float">
            <text:p>20.900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11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903037419355" calcext:value-type="float">
            <text:p>20.890303741935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11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815530322581" calcext:value-type="float">
            <text:p>20.88155303225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11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550983225806" calcext:value-type="float">
            <text:p>20.95509832258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11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217669677419" calcext:value-type="float">
            <text:p>20.921766967741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11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44688" calcext:value-type="float">
            <text:p>20.744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11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6514175" calcext:value-type="float">
            <text:p>20.565141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11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903832" calcext:value-type="float">
            <text:p>20.4903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11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532658064516" calcext:value-type="float">
            <text:p>20.3532658064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11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727735172414" calcext:value-type="float">
            <text:p>20.27277351724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11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199522580645" calcext:value-type="float">
            <text:p>20.019952258064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10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787610322581" calcext:value-type="float">
            <text:p>19.87876103225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10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414967741936" calcext:value-type="float">
            <text:p>19.841496774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10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639202580645" calcext:value-type="float">
            <text:p>19.763920258064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10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518528" calcext:value-type="float">
            <text:p>19.7518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10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62851" calcext:value-type="float">
            <text:p>19.76285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10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626361290323" calcext:value-type="float">
            <text:p>19.862636129032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10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233130322581" calcext:value-type="float">
            <text:p>19.72331303225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10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600647272727" calcext:value-type="float">
            <text:p>19.360064727272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10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354304516129" calcext:value-type="float">
            <text:p>19.33543045161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10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74968" calcext:value-type="float">
            <text:p>19.17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10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831617142857" calcext:value-type="float">
            <text:p>18.983161714285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10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2892475" calcext:value-type="float">
            <text:p>18.828924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09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730005" calcext:value-type="float">
            <text:p>18.673000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09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540609032258" calcext:value-type="float">
            <text:p>18.55406090322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09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181403636364" calcext:value-type="float">
            <text:p>18.4181403636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09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7718" calcext:value-type="float">
            <text:p>18.3177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09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04104" calcext:value-type="float">
            <text:p>18.104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09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39928" calcext:value-type="float">
            <text:p>17.8239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09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019050322581" calcext:value-type="float">
            <text:p>17.60190503225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09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093376" calcext:value-type="float">
            <text:p>17.509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09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277876129032" calcext:value-type="float">
            <text:p>17.227787612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09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028325714286" calcext:value-type="float">
            <text:p>17.00283257142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09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228981818182" calcext:value-type="float">
            <text:p>16.72289818181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08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867303225806" calcext:value-type="float">
            <text:p>16.48673032258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08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8394" calcext:value-type="float">
            <text:p>16.283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08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129078709677" calcext:value-type="float">
            <text:p>16.112907870967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08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829625" calcext:value-type="float">
            <text:p>16.08296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08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593161290323" calcext:value-type="float">
            <text:p>16.159316129032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08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2271483871" calcext:value-type="float">
            <text:p>16.23227148387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08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4193475" calcext:value-type="float">
            <text:p>16.241934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08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81881290323" calcext:value-type="float">
            <text:p>16.278188129032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08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301424" calcext:value-type="float">
            <text:p>16.4301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08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99403636364" calcext:value-type="float">
            <text:p>16.3099403636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08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07523862069" calcext:value-type="float">
            <text:p>16.10752386206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08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915896774194" calcext:value-type="float">
            <text:p>15.79158967741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07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215899354839" calcext:value-type="float">
            <text:p>15.621589935483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07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302968" calcext:value-type="float">
            <text:p>15.4302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07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075416774194" calcext:value-type="float">
            <text:p>15.40754167741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07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97048" calcext:value-type="float">
            <text:p>15.497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07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94176" calcext:value-type="float">
            <text:p>15.6094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07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42732903226" calcext:value-type="float">
            <text:p>15.80427329032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07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52616" calcext:value-type="float">
            <text:p>15.8852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07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098210909091" calcext:value-type="float">
            <text:p>15.909821090909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07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10128" calcext:value-type="float">
            <text:p>16.010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07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982637419355" calcext:value-type="float">
            <text:p>15.998263741935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07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677791428571" calcext:value-type="float">
            <text:p>15.867779142857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07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43545806452" calcext:value-type="float">
            <text:p>15.5943545806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06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87875555556" calcext:value-type="float">
            <text:p>15.38878755555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06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305" calcext:value-type="float">
            <text:p>15.430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06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483304" calcext:value-type="float">
            <text:p>15.6483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06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597856" calcext:value-type="float">
            <text:p>15.7597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06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02013793104" calcext:value-type="float">
            <text:p>15.800201379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06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48" calcext:value-type="float">
            <text:p>15.5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05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332" calcext:value-type="float">
            <text:p>15.133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05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17368" calcext:value-type="float">
            <text:p>15.51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04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22424" calcext:value-type="float">
            <text:p>14.822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04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2632" calcext:value-type="float">
            <text:p>14.962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04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524" calcext:value-type="float">
            <text:p>15.25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03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0108" calcext:value-type="float">
            <text:p>14.580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03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5512" calcext:value-type="float">
            <text:p>15.145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02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4596" calcext:value-type="float">
            <text:p>14.6745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02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1732" calcext:value-type="float">
            <text:p>15.381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00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1776" calcext:value-type="float">
            <text:p>14.971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2000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3008" calcext:value-type="float">
            <text:p>14.923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1999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2288" calcext:value-type="float">
            <text:p>15.42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1999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8936" calcext:value-type="float">
            <text:p>15.108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1998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8496" calcext:value-type="float">
            <text:p>15.39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1998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35072" calcext:value-type="float">
            <text:p>15.435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226114554901</text:p>
          </table:table-cell>
          <table:table-cell office:value-type="string" calcext:value-type="string">
            <text:p>1997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2088" calcext:value-type="float">
            <text:p>15.182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774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4196" meta:object-count="0"/>
    <meta:user-defined meta:name="AppVersion">3.0</meta:user-defined>
  </office:meta>
</office:document-meta>
</file>